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Text_20_body" style:list-style-name="L2">
      <style:paragraph-properties fo:margin-top="0in" fo:margin-bottom="0in"/>
    </style:style>
    <style:style style:name="P5" style:family="paragraph" style:parent-style-name="Preformatted_20_Text">
      <style:paragraph-properties fo:margin-top="0in" fo:margin-bottom="0.1965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1"/>Language</text:h>
      <text:h text:style-name="Heading_20_3" text:outline-level="3"><text:bookmark text:name="2"/>General Tips</text:h>
      <text:p text:style-name="Text_20_body">These are tips I've given over and over and over and over...</text:p>
      <text:list xml:id="list1624725409" text:style-name="L1">
        <text:list-item>
          <text:p text:style-name="P3">Use 2 space indent, no tabs. </text:p>
        </text:list-item>
        <text:list-item>
          <text:p text:style-name="P3">dontNameVarsCamelCase, use_readable_variables. </text:p>
        </text:list-item>
        <text:list-item>
          <text:p text:style-name="P3">use [] over Array.new. </text:p>
        </text:list-item>
        <text:list-item>
          <text:p text:style-name="P3">and {} over Hash.new. </text:p>
        </text:list-item>
        <text:list-item>
          <text:p text:style-name="P3">don't rescue Exception. EVER. or I will stab you. </text:p>
        </text:list-item>
        <text:list-item>
          <text:p text:style-name="P3">don't call exit inside of a library method. </text:p>
        </text:list-item>
        <text:list-item>
          <text:p text:style-name="P3">use space more. </text:p>
        </text:list-item>
        <text:list-item>
          <text:p text:style-name="P3">use globals less. </text:p>
        </text:list-item>
        <text:list-item>
          <text:p text:style-name="P3">use parens to disambiguate, otherwise avoid them. </text:p>
        </text:list-item>
        <text:list-item>
          <text:p text:style-name="P3">use Enumerable.map instead of reimplementing it with each. </text:p>
        </text:list-item>
        <text:list-item>
          <text:p text:style-name="P3">returning different types is almost always a no-no. </text:p>
        </text:list-item>
        <text:list-item>
          <text:p text:style-name="P3">hungarian notation is for Other Languages, not Ruby. </text:p>
        </text:list-item>
        <text:list-item>
          <text:p text:style-name="P3">separate ideas with blank lines, just like paragraphs. </text:p>
        </text:list-item>
        <text:list-item>
          <text:p text:style-name="P1">align stuff to be cleaner and to optimize for human pattern matching. </text:p>
        </text:list-item>
      </text:list>
      <text:p text:style-name="Text_20_body">See <text:a xlink:type="simple" xlink:href="http://github.com/chneukirchen/styleguide/raw/master/RUBY-STYLE">github.com /chneukirchen /styleguide /raw /master /RUBY-STYLE</text:a> for more.</text:p>
      <text:h text:style-name="Heading_20_3" text:outline-level="3"><text:bookmark text:name="3"/>General Syntax Rules</text:h>
      <text:list xml:id="list1256024458" text:style-name="L2">
        <text:list-item>
          <text:p text:style-name="P4">Comments start with a pound/sharp (#) character and go to EOL. </text:p>
        </text:list-item>
        <text:list-item>
          <text:p text:style-name="P4">Ruby programs are sequence of expressions. </text:p>
        </text:list-item>
        <text:list-item>
          <text:p text:style-name="P4">Each expression is delimited by semicolons(;) or newlines unless obviously incomplete (e.g. trailing '+'). </text:p>
        </text:list-item>
        <text:list-item>
          <text:p text:style-name="P2">Backslashes at the end of line does not terminate expression. </text:p>
        </text:list-item>
      </text:list>
      <text:h text:style-name="Heading_20_3" text:outline-level="3"><text:bookmark text:name="4"/>Reserved words</text:h>
      <text:p text:style-name="Preformatted_20_Text">alias <text:s text:c="2"/>and <text:s text:c="4"/>BEGIN <text:s text:c="2"/>begin <text:s text:c="2"/>break <text:s text:c="2"/>case <text:s text:c="3"/>class <text:s text:c="2"/>def <text:s text:c="4"/>defined?</text:p>
      <text:p text:style-name="Preformatted_20_Text">do <text:s text:c="5"/>else <text:s text:c="3"/>elsif <text:s text:c="2"/>END <text:s text:c="4"/>end <text:s text:c="4"/>ensure <text:s/>false <text:s text:c="2"/>for <text:s text:c="4"/>if</text:p>
      <text:p text:style-name="Preformatted_20_Text">in <text:s text:c="5"/>module <text:s/>next <text:s text:c="3"/>nil <text:s text:c="4"/>not <text:s text:c="4"/>or <text:s text:c="5"/>redo <text:s text:c="3"/>rescue <text:s/>retry</text:p>
      <text:p text:style-name="Preformatted_20_Text">return <text:s/>self <text:s text:c="3"/>super <text:s text:c="2"/>then <text:s text:c="3"/>true <text:s text:c="3"/>undef <text:s text:c="2"/>unless <text:s/>until <text:s text:c="2"/>when</text:p>
      <text:p text:style-name="P5">while <text:s text:c="2"/>yield</text:p>
      <text:h text:style-name="Heading_20_3" text:outline-level="3"><text:bookmark text:name="5"/>Types</text:h>
      <text:p text:style-name="Text_20_body">Basic types are numbers, strings, ranges, regexen, symbols, arrays, and hashes. Also included are files because they are used so often.</text:p>
      <text:h text:style-name="Heading_20_4" text:outline-level="4"><text:bookmark text:name="6"/>Numbers</text:h>
      <text:p text:style-name="Preformatted_20_Text">123 1_234 123.45 1.2e-3 0xffff (hex) 0b01011 (binary) 0377 (octal)</text:p>
      <text:p text:style-name="Preformatted_20_Text">?a <text:s text:c="6"/>ASCII character</text:p>
      <text:p text:style-name="Preformatted_20_Text"><text:soft-page-break/>?\C-a <text:s text:c="3"/>Control-a</text:p>
      <text:p text:style-name="Preformatted_20_Text">?\M-a <text:s text:c="3"/>Meta-a</text:p>
      <text:p text:style-name="P5">?\M-\C-a Meta-Control-a</text:p>
      <text:h text:style-name="Heading_20_4" text:outline-level="4"><text:bookmark text:name="7"/>Strings</text:h>
      <text:p text:style-name="Text_20_body">In all of the %() cases below, you may use any matching characters or any single character for delimiters. %[], %!!, %@@, etc.</text:p>
      <text:p text:style-name="Preformatted_20_Text">'no interpolation'</text:p>
      <text:p text:style-name="Preformatted_20_Text">"#{interpolation}, and backslashes\n"</text:p>
      <text:p text:style-name="Preformatted_20_Text">%q(no interpolation)</text:p>
      <text:p text:style-name="Preformatted_20_Text">%Q(interpolation and backslashes)</text:p>
      <text:p text:style-name="Preformatted_20_Text">%(interpolation and backslashes)</text:p>
      <text:p text:style-name="Preformatted_20_Text">`echo command interpretation with interpolation and backslashes`</text:p>
      <text:p text:style-name="P5">%x(echo command interpretation with interpolation and backslashes)</text:p>
      <text:h text:style-name="Heading_20_5" text:outline-level="5"><text:bookmark text:name="8"/>Backslashes</text:h>
      <text:p text:style-name="Preformatted_20_Text">\t (tab), \n (newline), \r (carriage return), \f (form feed), \b</text:p>
      <text:p text:style-name="Preformatted_20_Text">(backspace), \a (bell), \e (escape), \s (whitespace), \nnn (octal),</text:p>
      <text:p text:style-name="Preformatted_20_Text">\xnn (hexadecimal), \cx (control x), \C-x (control x), \M-x (meta x),</text:p>
      <text:p text:style-name="P5">\M-\C-x (meta control x)</text:p>
      <text:h text:style-name="Heading_20_5" text:outline-level="5"><text:bookmark text:name="9"/>Here Docs</text:h>
      <text:p text:style-name="Preformatted_20_Text">&lt;&lt;identifier <text:s text:c="2"/>- interpolated, goes until identifier</text:p>
      <text:p text:style-name="Preformatted_20_Text">&lt;&lt;"identifier" - same thing</text:p>
      <text:p text:style-name="Preformatted_20_Text">&lt;&lt;'identifier' - no interpolation</text:p>
      <text:p text:style-name="P5">&lt;&lt;-identifier <text:s/>- you can indent the identifier by using "-" in front</text:p>
      <text:h text:style-name="Heading_20_4" text:outline-level="4"><text:bookmark text:name="10"/>Symbols</text:h>
      <text:p text:style-name="Text_20_body">Internalized String. Guaranteed to be unique and quickly comparable. Ideal for hash keys. Symbols may not contain \0 or be empty.</text:p>
      <text:p text:style-name="Preformatted_20_Text">:symbol <text:s text:c="24"/>=&gt; :symbol</text:p>
      <text:p text:style-name="Preformatted_20_Text">:'#{"without"} interpolation' <text:s/>=&gt; :"#{"without"} interpolation"</text:p>
      <text:p text:style-name="Preformatted_20_Text">:"#{"with"} interpolation" <text:s text:c="4"/>=&gt; :"with interpolation"</text:p>
      <text:p text:style-name="P5">%s(#{"without"} interpolation) =&gt; :"#{"without"} interpolation"</text:p>
      <text:h text:style-name="Heading_20_4" text:outline-level="4"><text:bookmark text:name="11"/>Ranges</text:h>
      <text:p text:style-name="Preformatted_20_Text">1..10</text:p>
      <text:p text:style-name="Preformatted_20_Text">1...10</text:p>
      <text:p text:style-name="Preformatted_20_Text">'a'..'z'</text:p>
      <text:p text:style-name="Preformatted_20_Text">'a'...'z'</text:p>
      <text:p text:style-name="Preformatted_20_Text">(1..10) <text:s/>=== 5 <text:s text:c="2"/>=&gt; true</text:p>
      <text:p text:style-name="Preformatted_20_Text">(1..10) <text:s/>=== 10 <text:s/>=&gt; true</text:p>
      <text:p text:style-name="Preformatted_20_Text">(1...10) === 10 <text:s/>=&gt; false</text:p>
      <text:p text:style-name="P5">(1..10) <text:s/>=== 15 <text:s/>=&gt; false</text:p>
      <text:p text:style-name="Preformatted_20_Text">while gets # prints lines starting at 'start' and ending at 'end'</text:p>
      <text:p text:style-name="Preformatted_20_Text"><text:soft-page-break/><text:s text:c="2"/>print if /start/../end/</text:p>
      <text:p text:style-name="P5">end</text:p>
      <text:h text:style-name="Heading_20_4" text:outline-level="4"><text:bookmark text:name="12"/>Regexen</text:h>
      <text:p text:style-name="Text_20_body">Test out your regexen in irb or on: <text:a xlink:type="simple" xlink:href="http://www.rubyxp.com/">www.rubyxp.com</text:a></text:p>
      <text:p text:style-name="Text_20_body">Usual recommended form:</text:p>
      <text:p text:style-name="P5">str =~ /regex/</text:p>
      <text:p text:style-name="Text_20_body">Lexical options:</text:p>
      <text:p text:style-name="Preformatted_20_Text">/normal regex/iomx[neus]</text:p>
      <text:p text:style-name="P5">%rXalternate formX (where X can be any character or pair () {} etc)</text:p>
      <text:p text:style-name="Text_20_body">options:</text:p>
      <text:p text:style-name="Preformatted_20_Text">/i <text:s text:c="8"/>case insensitive</text:p>
      <text:p text:style-name="Preformatted_20_Text">/o <text:s text:c="8"/>only interpolate #{} blocks once</text:p>
      <text:p text:style-name="Preformatted_20_Text">/m <text:s text:c="8"/>multiline mode - '.' will match newline</text:p>
      <text:p text:style-name="Preformatted_20_Text">/x <text:s text:c="8"/>extended mode - whitespace is ignored</text:p>
      <text:p text:style-name="P5">/[neus] <text:s text:c="3"/>encoding: none, EUC, UTF-8, SJIS, respectively</text:p>
      <text:p text:style-name="Text_20_body">regex characters:</text:p>
      <text:p text:style-name="Preformatted_20_Text">. <text:s text:c="12"/>any character except newline</text:p>
      <text:p text:style-name="Preformatted_20_Text">[ ] <text:s text:c="10"/>any single character of set</text:p>
      <text:p text:style-name="Preformatted_20_Text">[^ ] <text:s text:c="9"/>any single character NOT of set</text:p>
      <text:p text:style-name="Preformatted_20_Text">* <text:s text:c="12"/>0 or more previous regular expression</text:p>
      <text:p text:style-name="Preformatted_20_Text">*? <text:s text:c="11"/>0 or more previous regular expression (non-greedy)</text:p>
      <text:p text:style-name="Preformatted_20_Text">+ <text:s text:c="12"/>1 or more previous regular expression</text:p>
      <text:p text:style-name="Preformatted_20_Text">+? <text:s text:c="11"/>1 or more previous regular expression (non-greedy)</text:p>
      <text:p text:style-name="Preformatted_20_Text">? <text:s text:c="12"/>0 or 1 previous regular expression</text:p>
      <text:p text:style-name="Preformatted_20_Text">| <text:s text:c="12"/>alternation</text:p>
      <text:p text:style-name="Preformatted_20_Text">( ) <text:s text:c="10"/>grouping regular expressions</text:p>
      <text:p text:style-name="Preformatted_20_Text">^ <text:s text:c="12"/>beginning of a line or string</text:p>
      <text:p text:style-name="Preformatted_20_Text">$ <text:s text:c="12"/>end of a line or string</text:p>
      <text:p text:style-name="Preformatted_20_Text">{m,n} <text:s text:c="8"/>at least m but most n previous regular expression</text:p>
      <text:p text:style-name="Preformatted_20_Text">{m,n}? <text:s text:c="7"/>at least m but most n previous regular expression (non-greedy)</text:p>
      <text:p text:style-name="Preformatted_20_Text">\1-9 <text:s text:c="9"/>nth previous captured group</text:p>
      <text:p text:style-name="Preformatted_20_Text">\&amp; <text:s text:c="11"/>whole match</text:p>
      <text:p text:style-name="Preformatted_20_Text">\` <text:s text:c="11"/>pre-match</text:p>
      <text:p text:style-name="Preformatted_20_Text">\' <text:s text:c="11"/>post-match</text:p>
      <text:p text:style-name="Preformatted_20_Text">\+ <text:s text:c="11"/>highest group matched</text:p>
      <text:p text:style-name="Preformatted_20_Text">\A <text:s text:c="11"/>beginning of a string</text:p>
      <text:p text:style-name="Preformatted_20_Text">\b <text:s text:c="11"/>backspace(0x08)(inside[]only)</text:p>
      <text:p text:style-name="Preformatted_20_Text">\b <text:s text:c="11"/>word boundary(outside[]only)</text:p>
      <text:p text:style-name="Preformatted_20_Text">\B <text:s text:c="11"/>non-word boundary</text:p>
      <text:p text:style-name="Preformatted_20_Text">\d <text:s text:c="11"/>digit, same as[0-9]</text:p>
      <text:p text:style-name="Preformatted_20_Text">\D <text:s text:c="11"/>non-digit</text:p>
      <text:p text:style-name="Preformatted_20_Text">\S <text:s text:c="11"/>non-whitespace character</text:p>
      <text:p text:style-name="Preformatted_20_Text">\s <text:s text:c="11"/>whitespace character[ \t\n\r\f]</text:p>
      <text:p text:style-name="Preformatted_20_Text">\W <text:s text:c="11"/>non-word character</text:p>
      <text:p text:style-name="Preformatted_20_Text">\w <text:s text:c="11"/>word character[0-9A-Za-z_]</text:p>
      <text:p text:style-name="Preformatted_20_Text">\z <text:s text:c="11"/>end of a string</text:p>
      <text:p text:style-name="Preformatted_20_Text">\Z <text:s text:c="11"/>end of a string, or before newline at the end</text:p>
      <text:p text:style-name="Preformatted_20_Text">(?#) <text:s text:c="9"/>comment</text:p>
      <text:p text:style-name="Preformatted_20_Text"><text:soft-page-break/>(?:) <text:s text:c="9"/>grouping without backreferences</text:p>
      <text:p text:style-name="Preformatted_20_Text">(?=) <text:s text:c="9"/>zero-width positive look-ahead assertion</text:p>
      <text:p text:style-name="Preformatted_20_Text">(?!) <text:s text:c="9"/>zero-width negative look-ahead assertion</text:p>
      <text:p text:style-name="Preformatted_20_Text">(?&gt;) <text:s text:c="9"/>nested anchored sub-regexp. stops backtracking.</text:p>
      <text:p text:style-name="Preformatted_20_Text">(?imx-imx) <text:s text:c="3"/>turns on/off imx options for rest of regexp.</text:p>
      <text:p text:style-name="P5">(?imx-imx:re) turns on/off imx options, localized in group.</text:p>
      <text:p text:style-name="Text_20_body">special character classes:</text:p>
      <text:p text:style-name="Preformatted_20_Text">[:alnum:] <text:s text:c="2"/>alpha-numeric characters</text:p>
      <text:p text:style-name="Preformatted_20_Text">[:alpha:] <text:s text:c="2"/>alphabetic characters</text:p>
      <text:p text:style-name="Preformatted_20_Text">[:blank:] <text:s text:c="2"/>whitespace - does not include tabs, carriage returns, etc</text:p>
      <text:p text:style-name="Preformatted_20_Text">[:cntrl:] <text:s text:c="2"/>control characters</text:p>
      <text:p text:style-name="Preformatted_20_Text">[:digit:] <text:s text:c="2"/>decimal digits</text:p>
      <text:p text:style-name="Preformatted_20_Text">[:graph:] <text:s text:c="2"/>graph characters</text:p>
      <text:p text:style-name="Preformatted_20_Text">[:lower:] <text:s text:c="2"/>lower case characters</text:p>
      <text:p text:style-name="Preformatted_20_Text">[:print:] <text:s text:c="2"/>printable characters</text:p>
      <text:p text:style-name="Preformatted_20_Text">[:punct:] <text:s text:c="2"/>punctuation characters</text:p>
      <text:p text:style-name="Preformatted_20_Text">[:space:] <text:s text:c="2"/>whitespace, including tabs, carriage returns, etc</text:p>
      <text:p text:style-name="Preformatted_20_Text">[:upper:] <text:s text:c="2"/>upper case characters</text:p>
      <text:p text:style-name="P5">[:xdigit:] <text:s/>hexadecimal digit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Liberation Serif" fo:font-size="10pt" fo:font-weight="bold" style:font-name-asian="DejaVu Sans" style:font-size-asian="10pt" style:font-weight-asian="bold" style:font-name-complex="DejaVu Sans" style:font-size-complex="10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ratik Khadloya</meta:initial-creator>
    <meta:creation-date>2011-01-17T13:38:21</meta:creation-date>
    <dc:date>2011-01-17T13:47:58</dc:date>
    <dc:creator>Pratik Khadloya</dc:creator>
    <meta:editing-duration>PT00H09M38S</meta:editing-duration>
    <meta:editing-cycles>5</meta:editing-cycles>
    <meta:generator>OpenOffice.org/3.2$Linux OpenOffice.org_project/320m12$Build-9483</meta:generator>
    <meta:document-statistic meta:table-count="0" meta:image-count="0" meta:object-count="0" meta:page-count="4" meta:paragraph-count="139" meta:word-count="775" meta:character-count="5626"/>
  </office:meta>
</office:document-meta>
</file>